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a09a46" officeooo:paragraph-rsid="01a09a46" style:font-weight-asian="bold" style:font-weight-complex="bold"/>
    </style:style>
    <style:style style:name="P3" style:family="paragraph" style:parent-style-name="Text_20_body">
      <style:text-properties officeooo:paragraph-rsid="0136717d"/>
    </style:style>
    <style:style style:name="P4" style:family="paragraph" style:parent-style-name="Text_20_body">
      <style:text-properties officeooo:rsid="01784571" officeooo:paragraph-rsid="01784571"/>
    </style:style>
    <style:style style:name="P5" style:family="paragraph" style:parent-style-name="Text_20_body">
      <style:text-properties officeooo:paragraph-rsid="01a70082"/>
    </style:style>
    <style:style style:name="P6" style:family="paragraph" style:parent-style-name="Text_20_body">
      <style:text-properties fo:font-weight="normal" officeooo:rsid="01aeac23" officeooo:paragraph-rsid="01b1a86e" style:font-weight-asian="normal" style:font-weight-complex="normal"/>
    </style:style>
    <style:style style:name="P7" style:family="paragraph" style:parent-style-name="Text_20_body">
      <style:text-properties officeooo:paragraph-rsid="0159f874"/>
    </style:style>
    <style:style style:name="P8" style:family="paragraph" style:parent-style-name="Text_20_body">
      <style:text-properties officeooo:rsid="01a8df79" officeooo:paragraph-rsid="01a8df79"/>
    </style:style>
    <style:style style:name="P9" style:family="paragraph" style:parent-style-name="Text_20_body">
      <style:text-properties officeooo:paragraph-rsid="01a2f0e3"/>
    </style:style>
    <style:style style:name="P10" style:family="paragraph" style:parent-style-name="Text_20_body">
      <style:text-properties officeooo:paragraph-rsid="01a9d703"/>
    </style:style>
    <style:style style:name="P11" style:family="paragraph" style:parent-style-name="Text_20_body">
      <style:text-properties officeooo:rsid="01ab99fa" officeooo:paragraph-rsid="01aeac23"/>
    </style:style>
    <style:style style:name="P12" style:family="paragraph" style:parent-style-name="Text_20_body">
      <style:text-properties officeooo:rsid="01ac5a4c" officeooo:paragraph-rsid="01af342d"/>
    </style:style>
    <style:style style:name="P13" style:family="paragraph" style:parent-style-name="Text_20_body">
      <style:text-properties officeooo:rsid="01aeac23" officeooo:paragraph-rsid="01aeac23"/>
    </style:style>
    <style:style style:name="P14" style:family="paragraph" style:parent-style-name="Text_20_body">
      <style:text-properties officeooo:paragraph-rsid="01af342d"/>
    </style:style>
    <style:style style:name="P15" style:family="paragraph" style:parent-style-name="Text_20_body">
      <style:text-properties officeooo:paragraph-rsid="01afe14d"/>
    </style:style>
    <style:style style:name="P16" style:family="paragraph" style:parent-style-name="Text_20_body">
      <style:text-properties officeooo:rsid="01afe14d" officeooo:paragraph-rsid="01afe14d"/>
    </style:style>
    <style:style style:name="P17" style:family="paragraph" style:parent-style-name="Text_20_body">
      <style:text-properties officeooo:rsid="01b12056" officeooo:paragraph-rsid="01b12056"/>
    </style:style>
    <style:style style:name="P18" style:family="paragraph" style:parent-style-name="Text_20_body">
      <style:text-properties officeooo:paragraph-rsid="01b1a86e"/>
    </style:style>
    <style:style style:name="P19" style:family="paragraph" style:parent-style-name="Text_20_body">
      <style:text-properties officeooo:paragraph-rsid="01b2c0a5"/>
    </style:style>
    <style:style style:name="P20" style:family="paragraph" style:parent-style-name="Text_20_body">
      <style:text-properties officeooo:rsid="01a8df79" officeooo:paragraph-rsid="01a8df79"/>
    </style:style>
    <style:style style:name="P21" style:family="paragraph" style:parent-style-name="Text_20_body">
      <style:text-properties fo:font-weight="normal" officeooo:rsid="01b1a86e" officeooo:paragraph-rsid="01b1a86e" style:font-weight-asian="normal" style:font-weight-complex="normal"/>
    </style:style>
    <style:style style:name="P22" style:family="paragraph" style:parent-style-name="Text_20_body">
      <style:text-properties fo:font-weight="normal" officeooo:rsid="01af342d" officeooo:paragraph-rsid="01af342d" style:font-weight-asian="normal" style:font-weight-complex="normal"/>
    </style:style>
    <style:style style:name="P23" style:family="paragraph" style:parent-style-name="Text_20_body">
      <style:text-properties fo:font-weight="normal" officeooo:rsid="01afe14d" officeooo:paragraph-rsid="01afe14d" style:font-weight-asian="normal" style:font-weight-complex="normal"/>
    </style:style>
    <style:style style:name="P24" style:family="paragraph" style:parent-style-name="Text_20_body">
      <style:text-properties officeooo:paragraph-rsid="01b33386"/>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8013a3" style:font-weight-asian="bold" style:font-weight-complex="bold"/>
    </style:style>
    <style:style style:name="T9" style:family="text">
      <style:text-properties fo:font-weight="bold" officeooo:rsid="01892d95" style:font-weight-asian="bold" style:font-weight-complex="bold"/>
    </style:style>
    <style:style style:name="T10" style:family="text">
      <style:text-properties fo:font-weight="bold" officeooo:rsid="0196c2bb" style:font-weight-asian="bold" style:font-weight-complex="bold"/>
    </style:style>
    <style:style style:name="T11" style:family="text">
      <style:text-properties fo:font-weight="bold" officeooo:rsid="019745fa" style:font-weight-asian="bold" style:font-weight-complex="bold"/>
    </style:style>
    <style:style style:name="T12" style:family="text">
      <style:text-properties fo:font-weight="bold" officeooo:rsid="01a45014" style:font-weight-asian="bold" style:font-weight-complex="bold"/>
    </style:style>
    <style:style style:name="T13" style:family="text">
      <style:text-properties fo:font-weight="bold" officeooo:rsid="017c1f14" style:font-weight-asian="bold" style:font-weight-complex="bold"/>
    </style:style>
    <style:style style:name="T14" style:family="text">
      <style:text-properties fo:font-weight="bold" officeooo:rsid="01a70082" style:font-weight-asian="bold" style:font-weight-complex="bold"/>
    </style:style>
    <style:style style:name="T15" style:family="text">
      <style:text-properties fo:font-weight="bold" officeooo:rsid="01a9d703" style:font-weight-asian="bold" style:font-weight-complex="bold"/>
    </style:style>
    <style:style style:name="T16" style:family="text">
      <style:text-properties fo:font-weight="bold" officeooo:rsid="01aeac23" style:font-weight-asian="bold" style:font-weight-complex="bold"/>
    </style:style>
    <style:style style:name="T17" style:family="text">
      <style:text-properties fo:font-weight="bold" officeooo:rsid="01b12056" style:font-weight-asian="bold" style:font-weight-complex="bold"/>
    </style:style>
    <style:style style:name="T18" style:family="text">
      <style:text-properties fo:font-weight="bold" officeooo:rsid="019ed7ef" style:font-weight-asian="bold" style:font-weight-complex="bold"/>
    </style:style>
    <style:style style:name="T19" style:family="text">
      <style:text-properties fo:font-weight="bold" officeooo:rsid="01b1a86e" style:font-weight-asian="bold" style:font-weight-complex="bold"/>
    </style:style>
    <style:style style:name="T20" style:family="text">
      <style:text-properties fo:font-weight="bold" officeooo:rsid="01a09a46"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18013a3" style:font-weight-asian="normal" style:font-weight-complex="normal"/>
    </style:style>
    <style:style style:name="T23" style:family="text">
      <style:text-properties fo:font-weight="normal" officeooo:rsid="019745fa" style:font-weight-asian="normal" style:font-weight-complex="normal"/>
    </style:style>
    <style:style style:name="T24" style:family="text">
      <style:text-properties fo:font-weight="normal" officeooo:rsid="019a072c" style:font-weight-asian="normal" style:font-weight-complex="normal"/>
    </style:style>
    <style:style style:name="T25" style:family="text">
      <style:text-properties fo:font-weight="normal" officeooo:rsid="019d6abd" style:font-weight-asian="normal" style:font-weight-complex="normal"/>
    </style:style>
    <style:style style:name="T26" style:family="text">
      <style:text-properties fo:font-weight="normal" officeooo:rsid="019ed7ef" style:font-weight-asian="normal" style:font-weight-complex="normal"/>
    </style:style>
    <style:style style:name="T27" style:family="text">
      <style:text-properties fo:font-weight="normal" officeooo:rsid="017c1f14" style:font-weight-asian="normal" style:font-weight-complex="normal"/>
    </style:style>
    <style:style style:name="T28" style:family="text">
      <style:text-properties fo:font-weight="normal" officeooo:rsid="01a8df79" style:font-weight-asian="normal" style:font-weight-complex="normal"/>
    </style:style>
    <style:style style:name="T29" style:family="text">
      <style:text-properties fo:font-weight="normal" officeooo:rsid="01a9d703" style:font-weight-asian="normal" style:font-weight-complex="normal"/>
    </style:style>
    <style:style style:name="T30" style:family="text">
      <style:text-properties fo:font-weight="normal" officeooo:rsid="01ac5a4c" style:font-weight-asian="normal" style:font-weight-complex="normal"/>
    </style:style>
    <style:style style:name="T31" style:family="text">
      <style:text-properties fo:font-weight="normal" officeooo:rsid="01ad69ec" style:font-weight-asian="normal" style:font-weight-complex="normal"/>
    </style:style>
    <style:style style:name="T32" style:family="text">
      <style:text-properties fo:font-weight="normal" officeooo:rsid="01aeac23" style:font-weight-asian="normal" style:font-weight-complex="normal"/>
    </style:style>
    <style:style style:name="T33" style:family="text">
      <style:text-properties fo:font-weight="normal" officeooo:rsid="01af342d" style:font-weight-asian="normal" style:font-weight-complex="normal"/>
    </style:style>
    <style:style style:name="T34" style:family="text">
      <style:text-properties fo:font-weight="normal" officeooo:rsid="01afe14d" style:font-weight-asian="normal" style:font-weight-complex="normal"/>
    </style:style>
    <style:style style:name="T35" style:family="text">
      <style:text-properties fo:font-weight="normal" officeooo:rsid="01b12056" style:font-weight-asian="normal" style:font-weight-complex="normal"/>
    </style:style>
    <style:style style:name="T36" style:family="text">
      <style:text-properties fo:font-weight="normal" officeooo:rsid="01b1a86e" style:font-weight-asian="normal" style:font-weight-complex="normal"/>
    </style:style>
    <style:style style:name="T37" style:family="text">
      <style:text-properties fo:font-weight="normal" officeooo:rsid="01b2c0a5" style:font-weight-asian="normal" style:font-weight-complex="normal"/>
    </style:style>
    <style:style style:name="T38" style:family="text">
      <style:text-properties fo:font-weight="normal" officeooo:rsid="01a09a46" style:font-weight-asian="normal" style:font-weight-complex="normal"/>
    </style:style>
    <style:style style:name="T39" style:family="text">
      <style:text-properties officeooo:rsid="00e51007"/>
    </style:style>
    <style:style style:name="T40" style:family="text">
      <style:text-properties officeooo:rsid="01548716"/>
    </style:style>
    <style:style style:name="T41" style:family="text">
      <style:text-properties style:text-position="super 58%"/>
    </style:style>
    <style:style style:name="T42" style:family="text">
      <style:text-properties style:text-position="super 58%" fo:font-weight="normal" officeooo:rsid="01af342d" style:font-weight-asian="normal" style:font-weight-complex="normal"/>
    </style:style>
    <style:style style:name="T43" style:family="text">
      <style:text-properties style:text-position="super 58%" officeooo:rsid="01ab99fa"/>
    </style:style>
    <style:style style:name="T44" style:family="text">
      <style:text-properties officeooo:rsid="0196c2bb"/>
    </style:style>
    <style:style style:name="T45" style:family="text">
      <style:text-properties fo:font-style="normal" fo:font-weight="normal" officeooo:rsid="01ac5a4c" style:font-style-asian="normal" style:font-weight-asian="normal" style:font-style-complex="normal" style:font-weight-complex="normal"/>
    </style:style>
    <style:style style:name="T46" style:family="text">
      <style:text-properties fo:font-style="normal" fo:font-weight="normal" officeooo:rsid="01ad69ec" style:font-style-asian="normal" style:font-weight-asian="normal" style:font-style-complex="normal" style:font-weight-complex="normal"/>
    </style:style>
    <style:style style:name="T47" style:family="text">
      <style:text-properties fo:font-style="normal" fo:font-weight="normal" officeooo:rsid="01b1a86e" style:font-style-asian="normal" style:font-weight-asian="normal" style:font-style-complex="normal" style:font-weight-complex="normal"/>
    </style:style>
    <style:style style:name="T48" style:family="text">
      <style:text-properties fo:font-style="normal" fo:font-weight="normal" officeooo:rsid="01b2c0a5" style:font-style-asian="normal" style:font-weight-asian="normal" style:font-style-complex="normal" style:font-weight-complex="normal"/>
    </style:style>
    <style:style style:name="T49" style:family="text">
      <style:text-properties fo:font-style="normal" fo:font-weight="bold" officeooo:rsid="01ac5a4c" style:font-style-asian="normal" style:font-weight-asian="bold" style:font-style-complex="normal" style:font-weight-complex="bold"/>
    </style:style>
    <style:style style:name="T50" style:family="text">
      <style:text-properties fo:font-style="normal" fo:font-weight="bold" officeooo:rsid="01b2c0a5" style:font-style-asian="normal" style:font-weight-asian="bold" style:font-style-complex="normal" style:font-weight-complex="bold"/>
    </style:style>
    <style:style style:name="T51" style:family="text">
      <style:text-properties officeooo:rsid="01a8df79"/>
    </style:style>
    <style:style style:name="T52" style:family="text">
      <style:text-properties officeooo:rsid="01a9d703"/>
    </style:style>
    <style:style style:name="T53" style:family="text">
      <style:text-properties officeooo:rsid="01ab99fa"/>
    </style:style>
    <style:style style:name="T54" style:family="text">
      <style:text-properties officeooo:rsid="01ad69ec"/>
    </style:style>
    <style:style style:name="T55" style:family="text">
      <style:text-properties officeooo:rsid="01aeac23"/>
    </style:style>
    <style:style style:name="T56" style:family="text">
      <style:text-properties officeooo:rsid="01af342d"/>
    </style:style>
    <style:style style:name="T57" style:family="text">
      <style:text-properties officeooo:rsid="01b1a86e"/>
    </style:style>
    <style:style style:name="T58" style:family="text">
      <style:text-properties officeooo:rsid="01b333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4">24 August</text:span> 201<text:span text:style-name="T40">6</text:span> transmission <text:span text:style-name="T51">25 /26 August</text:span> 201<text:span text:style-name="T40">6</text:span></text:p>
      <text:p text:style-name="P7"><text:span text:style-name="T2">[0]</text:span><text:span text:style-name="T39"> Hey Listeners on BCB Radio and indeed Viewers on the Youtubes, welcome to IT Stuff for the end of August 2016. Yes, you’ve let another four weeks just slip past again haven’t you? You’ve not done those security updates, you’ve not done those backups, you’ve not run those virus scans. What are you waiting for? Go away right now and get that done, we’ll all still be here through the magic of Listen Again. But you won’t come back will you, cos you never get round to all them podcasts, right? </text:span></text:p>
      <text:p text:style-name="P8">Then again it’s holiday time, so you’ve not missed much. Like for example here’s Kriss and Shi and Stephane and Dick. And they’ve not got much news either. <text:span text:style-name="T58">Anything</text:span> happened since last time? <text:s/>Windows 10 isn’t free any more. <text:s/>No man’s sky came out. <text:s/><text:span text:style-name="T52">But not much else.</text:span></text:p>
      <text:p text:style-name="P24"><text:span text:style-name="T20">[2 Min]</text:span><text:span text:style-name="T38"> </text:span><text:span text:style-name="T54">Let’s start with Teachable Moment of the Month. Them Olympics, yeah? so there’s this a</text:span>rtistic gymnast <text:span text:style-name="T54">from Japan,</text:span> Kohei Uchimura, <text:span text:style-name="T54">got</text:span> <text:span text:style-name="T54">a bit bored before his event, so he went out and did some Pokemon Go in Rio. And didn’t think about the roaming charges. Five grand US. </text:span>“He looked dead at the team meal that day” <text:span text:style-name="T55">said a team mate. The phone company let him off!</text:span></text:p>
      <text:p text:style-name="P2"><text:span text:style-name="T28">So let’s go over to our No Man’s Sky correspondent, Dick. </text:span><text:span text:style-name="T31">It’s out! </text:span><text:span text:style-name="T28">What’s the poop? People seem to have been complaining. </text:span><text:span text:style-name="T32">The footage leaked beforehand, didn’t it!</text:span></text:p>
      <text:p text:style-name="P9"><text:span text:style-name="T8">[</text:span><text:span text:style-name="T12">5</text:span><text:span text:style-name="T8"> Min]</text:span><text:span text:style-name="T22"> </text:span><text:span text:style-name="T28">Windows 10 news, as I mentioned earlier the one year special offer has just expired, you now have to pay real actual money for it. <text:s/>Except ... here’s the IT Stuff Protip of the month. <text:s/>Microsoft generously make Windows 10 available for people with accessibility issues - disabled with keyboard problems, partially sighted, that sort of thing. And that offer is continuing indefinitely. So if you missed the upgrade, just go to the Windows Accessibility website, get a partially sighted friend to click the download button, and you’re good. Actually the actual partially sighted friend turns out to be optional if you’re willing to fib. </text:span></text:p>
      <text:p text:style-name="P8"><text:span text:style-name="T21">And the so-called Anniversary Update came out a couple of weeks ago and ended up jiggering my poor ickle tablet that we normally use to time this show. Anybody else tried the anniversary update? </text:span><text:span text:style-name="T37">There were some problems with webcams?</text:span></text:p>
      <text:p text:style-name="P8"><text:span text:style-name="T1">[7 Min]</text:span><text:span text:style-name="T21"> More from the world of Microsoft. </text:span><text:span text:style-name="T29">They’ve open sourced some stuff and dumped it on Github, notably Powershell. </text:span><text:span text:style-name="T37">What’s the point?</text:span></text:p>
      <text:p text:style-name="P21">What else has been open sourced on Github? The actual original Apollo moon lander code from 1969. I kid you not. Thanks Shi for spotting that.</text:p>
      <text:p text:style-name="P19"><text:span text:style-name="Emphasis"><text:span text:style-name="T49">[</text:span></text:span><text:span text:style-name="Emphasis"><text:span text:style-name="T50">9</text:span></text:span><text:span text:style-name="Emphasis"><text:span text:style-name="T49"> Min]</text:span></text:span><text:span text:style-name="Emphasis"><text:span text:style-name="T45"> Here’s your </text:span></text:span><text:span text:style-name="Emphasis"><text:span text:style-name="T47">monthly FAIL roundup</text:span></text:span><text:span text:style-name="Emphasis"><text:span text:style-name="T45">. Disney's Playdom </text:span></text:span><text:span text:style-name="Emphasis"><text:span text:style-name="T48">forums</text:span></text:span><text:span text:style-name="Emphasis"><text:span text:style-name="T45"> had mickey mouse security, usernames, passwords, e-mail addresses all leaked, the usual stuff. </text:span></text:span><text:span text:style-name="Emphasis"><text:span text:style-name="T46">There’s 200 Million yahoo account details for sale on the darknet, </text:span></text:span><text:span text:style-name="Emphasis"><text:span text:style-name="T48">are they real? A</text:span></text:span><text:span text:style-name="Emphasis"><text:span text:style-name="T46">nd Telegram, it’s supposed to be ultra secure ... nope. 15 Million phone numbers leaked. </text:span></text:span><text:span text:style-name="Emphasis"><text:span text:style-name="T48">Gets used by some interesting people, apparently. </text:span></text:span></text:p>
      <text:p text:style-name="P19"><text:span text:style-name="Emphasis"><text:span text:style-name="T46">And here’s your roundup of torrent sites that have given up this month. Torrentz. Only one, but a biggie. </text:span></text:span></text:p>
      <text:p text:style-name="P18"><text:span text:style-name="Emphasis"><text:span text:style-name="T47">This month’s device fail includes the McDonald’s fitness-tracking wearable called “Step-It” that was withdrawn when it started burning children’s arms. And then there was the case of the Roomba that ran over a dog turd in the middle of the night. </text:span></text:span></text:p>
      <text:p text:style-name="P5"><text:span text:style-name="T6">[</text:span><text:span text:style-name="T13">1</text:span><text:span text:style-name="T14">3</text:span><text:span text:style-name="T13"> Min]</text:span><text:span text:style-name="T27"> </text:span><text:span text:style-name="T24">You’re listening to IT Stuff on BCB Radio 106.6 FM. </text:span><text:span text:style-name="T25"><text:s/></text:span><text:span text:style-name="T29">Coming up in the second half of the show, it’s Shi’s World of Stuff, and </text:span><text:span text:style-name="T36">local events. </text:span><text:span text:style-name="T29">But first we’ve got a mega Anniversary Corner</text:span><text:span text:style-name="T26">. </text:span><text:span text:style-name="T18">[ANNIVERSARY.WAV]</text:span></text:p>
      <text:p text:style-name="P6"><text:span text:style-name="T53">Quite a momentous couple of days back in 1991. </text:span>25<text:span text:style-name="T41">th</text:span> August (that’s today if you’re listening on Thursday) is the 25<text:span text:style-name="T41">th</text:span> anniversary of the announcement of Linux. <text:span text:style-name="T53">And two days before that, 23</text:span><text:span text:style-name="T43">rd</text:span><text:span text:style-name="T53"> August, was the 25</text:span><text:span text:style-name="T43">th</text:span><text:span text:style-name="T53"> anniversary of public availability of the world wide web. <text:s/>They’re calling it Internauts Day. Perhaps we should explain to the listeners that the Web is not the Net, and the Net is not the Web.</text:span></text:p>
      <text:p text:style-name="P11"><text:soft-page-break/><text:span text:style-name="T23">L</text:span><text:span text:style-name="T21">inux also has pretty much taken over the world, </text:span><text:span text:style-name="T32">the kernel on your </text:span><text:span text:style-name="T21">Android </text:span><text:span text:style-name="T32">phone is</text:span><text:span text:style-name="T21"> Linux, vast quantities of the Net’s servers run Linux, and lots of cheap devices, not just home routers and tellies but things like baby monitors and lightbulbs. In 1992 before Linux was a year old it was being criticised for being too old fashioned. </text:span><text:span text:style-name="T30">It still is being criticised for that, this month saw the announcement of a Google project that </text:span><text:span text:style-name="T32">might end up</text:span><text:span text:style-name="T30"> replac</text:span><text:span text:style-name="T32">ing</text:span><text:span text:style-name="T30"> Linux inside Android. </text:span><text:span text:style-name="T32">It’s called Fuchsia. Highly experimental at the moment. </text:span><text:span text:style-name="T37">Er, I see nougat is out. And what’s this Google Allo thing?</text:span></text:p>
      <text:p text:style-name="P16"><text:span text:style-name="T16">[</text:span><text:span text:style-name="T19">18</text:span><text:span text:style-name="T1"> Min] </text:span><text:span text:style-name="T17">And now it’s time for Shi’s World of Stuff! <text:s/>[TEH JINGLE]</text:span></text:p>
      <text:p text:style-name="P16">Omega2: $5 Linux Computer with Wi-Fi -- about the size of an SD card (it’s fully funded on kickstarter) 580MHz CPU, 64Mb memory, 16Mb flash ... its like your forty quid router, <text:span text:style-name="T57">but shrunk</text:span>.</text:p>
      <text:p text:style-name="P17">Kriss, you’ve got your hands on an Acer Aspire 10 Tablet for forty quid! That’s amazing! Why do these deals keep appearing? are tablets going out of fashion?</text:p>
      <text:p text:style-name="P12"><text:span text:style-name="T1">[22 Min]</text:span><text:span text:style-name="T21"> Thanks everybody, time to move on to local events. Coming up in Hebden Bridge there’s Wuthering Bytes. </text:span><text:span text:style-name="T32">Let’s run you down the timetable. </text:span></text:p>
      <text:p text:style-name="P22">Friday, 2nd September is the Festival Day "Science, Software, Design, Hardware &amp; You!"<text:line-break/>Saturday and Sunday 3rd/4th "Open Source Hardware Camp"<text:line-break/>Monday Open Source for Business<text:line-break/>Tuesday Smart Cities<text:line-break/>Thursday Friday and Saturday it's international compiler and toolchain gatherings (llvm and gnu cauldron events) </text:p>
      <text:p text:style-name="P13"><text:span text:style-name="T23">A</text:span><text:span text:style-name="T30">nd there’s the new Leeds Hack coming up, which is like the old Leeds Hack but with new people. </text:span><text:span text:style-name="T33">October 8</text:span><text:span text:style-name="T42">th</text:span><text:span text:style-name="T33">. leeds hack dot org</text:span></text:p>
      <text:p text:style-name="P14"><text:span text:style-name="T33">Wednesday 14 September, badonkadonk, the chillaxed evening get together </text:span>in a pub for game creators. <text:span text:style-name="T56">http://xixs.com/badonkadonk</text:span></text:p>
      <text:p text:style-name="P10"><text:span text:style-name="T11">[</text:span><text:span text:style-name="T15">25 Min]</text:span><text:span text:style-name="T29"> Ok thanks everybody, we’re just about done for another four weeks. Next week at this time you’ll get fandom and filmdom with </text:span><text:span text:style-name="T21">The Fandomain. </text:span><text:span text:style-name="T29">But to play us out, keeping the 1991 vibe going, summer 1991 was an epic time </text:span><text:span text:style-name="T35">for music</text:span><text:span text:style-name="T29">. Smells Like Teen Spirit came out, </text:span><text:span text:style-name="T35">seems like it’s always been there, </text:span><text:span text:style-name="T33">these day’s it’s a classic floppy disk drive number. And the Pixes did their last proper album. And then on Sarah Records, there was this from the Field Mice, which seemed more appropriate. It’s called “September’s not so far away”. Tarra!</text:span></text:p>
      <text:p text:style-name="P4"><text:span text:style-name="T6">[</text:span><text:span text:style-name="T1">2</text:span><text:span text:style-name="T15">5</text:span><text:span text:style-name="T1"> min </text:span><text:span text:style-name="T15">40</text:span><text:span text:style-name="T7"> sec</text:span><text:span text:style-name="T1">] </text:span><text:span text:style-name="T15">FIELDMICE.WAV</text:span><text:span text:style-name="T1"> </text:span><text:span text:style-name="T9">[</text:span><text:span text:style-name="T15">4</text:span><text:span text:style-name="T9"> min </text:span><text:span text:style-name="T15">1</text:span><text:span text:style-name="T10">0</text:span><text:span text:style-name="T9"> sec]</text:span></text:p>
      <text:p text:style-name="P3"><text:span text:style-name="T3">[29 min 5</text:span><text:span text:style-name="T4">2</text:span><text:span text:style-name="T3"> sec] end</text:span></text:p>
      <text:p text:style-name="P15"><text:span text:style-name="T3">M</text:span><text:span text:style-name="T5">usicstuffs:<text:line-break/></text:span><text:span text:style-name="T15">The Field Mice “September’s Not So Far Away”<text:line-break/></text:span><text:span text:style-name="T34">https://www.youtube.com/watch?v=OkmJzo8CktA</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8-24T13:50:51.341750565</dc:date>
    <meta:editing-duration>PT8H1M36S</meta:editing-duration>
    <meta:editing-cycles>70</meta:editing-cycles>
    <meta:generator>LibreOffice/5.2.0.4$Linux_X86_64 LibreOffice_project/20m0$Build-4</meta:generator>
    <meta:document-statistic meta:table-count="0" meta:image-count="0" meta:object-count="0" meta:page-count="2" meta:paragraph-count="26" meta:word-count="1084" meta:character-count="6298" meta:non-whitespace-character-count="5225"/>
  </office:meta>
</office:document-meta>
</file>